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7.62cm" svg:height="4.445cm" svg:x="11.795cm" svg:y="7.985cm">
          <text:p text:style-name="P1">Android Phone</text:p>
        </draw:ellipse>
        <draw:ellipse draw:style-name="gr1" draw:text-style-name="P1" draw:layer="layout" svg:width="8.255cm" svg:height="4.445cm" svg:x="1.635cm" svg:y="7.985cm">
          <text:p text:style-name="P1">Desktop “Power-Point”</text:p>
        </draw:ellipse>
        <draw:ellipse draw:style-name="gr2" draw:text-style-name="P1" draw:layer="layout" svg:width="8.89cm" svg:height="5.08cm" svg:x="6.715cm" svg:y="15.605cm">
          <text:p/>
        </draw:ellipse>
        <draw:frame draw:style-name="gr3" draw:layer="layout" svg:width="5.015cm" svg:height="0.962cm" svg:x="8.685cm" svg:y="16.875cm">
          <draw:text-box>
            <text:p>Server Interface</text:p>
          </draw:text-box>
        </draw:frame>
        <draw:line draw:style-name="gr4" draw:text-style-name="P1" draw:layer="layout" svg:x1="7.35cm" svg:y1="12.43cm" svg:x2="9.255cm" svg:y2="15.605cm">
          <text:p/>
        </draw:line>
        <draw:line draw:style-name="gr4" draw:text-style-name="P1" draw:layer="layout" svg:x1="13.065cm" svg:y1="15.605cm" svg:x2="14.335cm" svg:y2="12.43cm">
          <text:p/>
        </draw:line>
        <draw:frame draw:style-name="gr3" draw:text-style-name="P2" draw:layer="layout" svg:width="3.165cm" svg:height="0.725cm" svg:x="4.175cm" svg:y="11.16cm">
          <draw:text-box>
            <text:p><text:span text:style-name="T1">Display Slides</text:span></text:p>
          </draw:text-box>
        </draw:frame>
        <draw:frame draw:style-name="gr3" draw:text-style-name="P2" draw:layer="layout" svg:width="4.845cm" svg:height="1.199cm" svg:x="8.855cm" svg:y="18.216cm">
          <draw:text-box>
            <text:p><text:span text:style-name="T1">Communicate between</text:span></text:p>
            <text:p><text:span text:style-name="T1">Phone and Slides</text:span></text:p>
          </draw:text-box>
        </draw:frame>
        <draw:frame draw:style-name="gr3" draw:text-style-name="P2" draw:layer="layout" svg:width="4.13cm" svg:height="1.199cm" svg:x="13.7cm" svg:y="10.525cm">
          <draw:text-box>
            <text:p><text:span text:style-name="T1">Draw, laser pointer,</text:span></text:p>
            <text:p><text:span text:style-name="T1">Slide control, zo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icholas Otto</meta:initial-creator>
    <meta:creation-date>2013-09-16T13:24:32</meta:creation-date>
    <dc:date>2013-09-16T14:21:47</dc:date>
    <dc:creator>Nicholas Otto</dc:creator>
    <meta:editing-duration>PT00H50M55S</meta:editing-duration>
    <meta:editing-cycles>1</meta:editing-cycles>
    <meta:document-statistic meta:object-count="9"/>
    <meta:generator>OpenOffice.org/3.2$Linux OpenOffice.org_project/320m19$Build-9505</meta:generator>
  </office:meta>
</office:document-meta>
</file>